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281.5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mm"/>
    </style:style>
    <style:style style:name="co56" style:family="table-column">
      <style:table-column-properties fo:break-before="auto" style:column-width="31.27mm"/>
    </style:style>
    <style:style style:name="co57" style:family="table-column">
      <style:table-column-properties fo:break-before="auto" style:column-width="27.68mm"/>
    </style:style>
    <style:style style:name="co58" style:family="table-column">
      <style:table-column-properties fo:break-before="auto" style:column-width="23mm"/>
    </style:style>
    <style:style style:name="co59" style:family="table-column">
      <style:table-column-properties fo:break-before="auto" style:column-width="24.91mm"/>
    </style:style>
    <style:style style:name="co60" style:family="table-column">
      <style:table-column-properties fo:break-before="auto" style:column-width="28.95mm"/>
    </style:style>
    <style:style style:name="co61" style:family="table-column">
      <style:table-column-properties fo:break-before="auto" style:column-width="23.21mm"/>
    </style:style>
    <style:style style:name="co62" style:family="table-column">
      <style:table-column-properties fo:break-before="auto" style:column-width="14.94mm"/>
    </style:style>
    <style:style style:name="co63" style:family="table-column">
      <style:table-column-properties fo:break-before="auto" style:column-width="19.17mm"/>
    </style:style>
    <style:style style:name="co64" style:family="table-column">
      <style:table-column-properties fo:break-before="auto" style:column-width="24.69mm"/>
    </style:style>
    <style:style style:name="co65" style:family="table-column">
      <style:table-column-properties fo:break-before="auto" style:column-width="25.12mm"/>
    </style:style>
    <style:style style:name="co66" style:family="table-column">
      <style:table-column-properties fo:break-before="auto" style:column-width="29.16mm"/>
    </style:style>
    <style:style style:name="co67" style:family="table-column">
      <style:table-column-properties fo:break-before="auto" style:column-width="25.75mm"/>
    </style:style>
    <style:style style:name="co68" style:family="table-column">
      <style:table-column-properties fo:break-before="auto" style:column-width="69.48mm"/>
    </style:style>
    <style:style style:name="co69" style:family="table-column">
      <style:table-column-properties fo:break-before="auto" style:column-width="28.52mm"/>
    </style:style>
    <style:style style:name="co19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30.64mm"/>
    </style:style>
    <style:style style:name="co46" style:family="table-column">
      <style:table-column-properties fo:break-before="auto" style:column-width="27.02mm"/>
    </style:style>
    <style:style style:name="co22" style:family="table-column">
      <style:table-column-properties fo:break-before="auto" style:column-width="24.27mm"/>
    </style:style>
    <style:style style:name="co47" style:family="table-column">
      <style:table-column-properties fo:break-before="auto" style:column-width="31.06mm"/>
    </style:style>
    <style:style style:name="co48" style:family="table-column">
      <style:table-column-properties fo:break-before="auto" style:column-width="22.79mm"/>
    </style:style>
    <style:style style:name="co49" style:family="table-column">
      <style:table-column-properties fo:break-before="auto" style:column-width="21.1mm"/>
    </style:style>
    <style:style style:name="co50" style:family="table-column">
      <style:table-column-properties fo:break-before="auto" style:column-width="30.85mm"/>
    </style:style>
    <style:style style:name="co51" style:family="table-column">
      <style:table-column-properties fo:break-before="auto" style:column-width="15.15mm"/>
    </style:style>
    <style:style style:name="co52" style:family="table-column">
      <style:table-column-properties fo:break-before="auto" style:column-width="32.97mm"/>
    </style:style>
    <style:style style:name="co53" style:family="table-column">
      <style:table-column-properties fo:break-before="auto" style:column-width="20.02mm"/>
    </style:style>
    <style:style style:name="co54" style:family="table-column">
      <style:table-column-properties fo:break-before="auto" style:column-width="42.1mm"/>
    </style:style>
    <style:style style:name="co55" style:family="table-column">
      <style:table-column-properties fo:break-before="auto" style:column-width="35.74mm"/>
    </style:style>
    <style:style style:name="co32" style:family="table-column">
      <style:table-column-properties fo:break-before="auto" style:column-width="34.89mm"/>
    </style:style>
    <style:style style:name="co33" style:family="table-column">
      <style:table-column-properties fo:break-before="auto" style:column-width="39.55mm"/>
    </style:style>
    <style:style style:name="co34" style:family="table-column">
      <style:table-column-properties fo:break-before="auto" style:column-width="63.96mm"/>
    </style:style>
    <style:style style:name="co35" style:family="table-column">
      <style:table-column-properties fo:break-before="auto" style:column-width="189.18mm"/>
    </style:style>
    <style:style style:name="co36" style:family="table-column">
      <style:table-column-properties fo:break-before="auto" style:column-width="31.49mm"/>
    </style:style>
    <style:style style:name="co37" style:family="table-column">
      <style:table-column-properties fo:break-before="auto" style:column-width="31.91mm"/>
    </style:style>
    <style:style style:name="co38" style:family="table-column">
      <style:table-column-properties fo:break-before="auto" style:column-width="32.76mm"/>
    </style:style>
    <style:style style:name="co39" style:family="table-column">
      <style:table-column-properties fo:break-before="auto" style:column-width="35.52mm"/>
    </style:style>
    <style:style style:name="co40" style:family="table-column">
      <style:table-column-properties fo:break-before="auto" style:column-width="45.28mm"/>
    </style:style>
    <style:style style:name="co41" style:family="table-column">
      <style:table-column-properties fo:break-before="auto" style:column-width="47.2mm"/>
    </style:style>
    <style:style style:name="co42" style:family="table-column">
      <style:table-column-properties fo:break-before="auto" style:column-width="40.2mm"/>
    </style:style>
    <style:style style:name="co43" style:family="table-column">
      <style:table-column-properties fo:break-before="auto" style:column-width="43.8mm"/>
    </style:style>
    <style:style style:name="co44" style:family="table-column">
      <style:table-column-properties fo:break-before="auto" style:column-width="19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68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12.52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6" style:family="table" style:master-page-name="PageStyle_5f_observation">
      <style:table-properties table:display="true" style:writing-mode="lr-tb"/>
    </style:style>
    <style:style style:name="ta5" style:family="table" style:master-page-name="PageStyle_5f_layer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text-position="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59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52" style:family="table-cell" style:parent-style-name="Default" style:data-style-name="N14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 style:vertical-align="middl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 style:vertical-align="middle"/>
      <style:text-properties style:text-position="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style:rotation-align="none" style:vertical-align="middl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style:rotation-align="none" style:vertical-align="middl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style:vertical-align="middle"/>
      <style:text-properties style:text-position="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7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4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93" style:family="table-cell" style:parent-style-name="Default" style:data-style-name="N14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transparent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 style:vertical-align="middle"/>
    </style:style>
    <style:style style:name="ce10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 fo:wrap-option="wrap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 style:vertical-align="middle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da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id</text:p>
          </table:table-cell>
          <table:table-cell table:style-name="ce5" office:value-type="string" calcext:value-type="string">
            <text:p>ct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titulo</text:p>
          </table:table-cell>
          <table:table-cell table:style-name="ce5" office:value-type="string" calcext:value-type="string">
            <text:p>Conjunto de dados do solo construído sobre o Aterro Encerrado da Caturrita, Santa Maria, 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aset_descricao</text:p>
          </table:table-cell>
          <table:table-cell table:style-name="ce6" office:value-type="string" calcext:value-type="string">
            <text:p>A caracterização do solo construído foi realizada em dois momentos distintos. Primeiro, no ano de 2007, pela coleta de 15 amostras da camada superficial do solo (0-20) em três ambientes identificados no aterro encerrado. Esses ambientes são os terços superior, médio e inferior, delimitados por canais superficiais de drenagem pluvial. As coordenadas espaciais das quinze observações foi inferida no escritório usando imagem de satélite de alta resolução espacial. O segundo momento de caracterização do solo construído ocorreu em 2008, pela coleta de 48 amostras na profundidade de 0 a 20 cm posicionadas em grade regular com espaçamento de 22,4 m. A localização dos pontos de observação no campo foi realizada usando GPS de navegação. O solo da área de empréstimo foi caracterizado para fins de comparação. As amostras da segunda amostragem foram analisadas em triplicata. Participaram das atividades de amostragem e análise laboratorial da segunda fase: Jean Michel Moura Bueno, Andrisa Balbinot, Pablo Miguel, Jessé Rodrigo Fink, André Carnielleto Dotto, Gabriel Deob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versao</text:p>
          </table:table-cell>
          <table:table-cell table:style-name="ce5" office:value-type="string" calcext:value-type="string">
            <text:p>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licenca</text:p>
          </table:table-cell>
          <table:table-cell table:style-name="ce5" office:value-type="string" calcext:value-type="string">
            <text:p>CC BY 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cao_data</text:p>
          </table:table-cell>
          <table:table-cell table:style-name="ce7" office:value-type="string" calcext:value-type="string">
            <text:p>28-10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nome</text:p>
          </table:table-cell>
          <table:table-cell table:style-name="ce5" office:value-type="string" calcext:value-type="string">
            <text:p>Universidade Federal de Santa Maria (UFSM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url</text:p>
          </table:table-cell>
          <table:table-cell table:style-name="ce7" office:value-type="string" calcext:value-type="string">
            <text:p>http://site.ufsm.br/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pais_id</text:p>
          </table:table-cell>
          <table:table-cell table:style-name="ce5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municipio_id</text:p>
          </table:table-cell>
          <table:table-cell table:style-name="ce5" office:value-type="string" calcext:value-type="string">
            <text:p>Santa Ma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codigo_postal</text:p>
          </table:table-cell>
          <table:table-cell table:style-name="ce5" office:value-type="string" calcext:value-type="string">
            <text:p>97105-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ome</text:p>
          </table:table-cell>
          <table:table-cell table:style-name="ce5" office:value-type="string" calcext:value-type="string">
            <text:p>Av. Rorai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umero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nome</text:p>
          </table:table-cell>
          <table:table-cell table:style-name="ce5" office:value-type="string" calcext:value-type="string">
            <text:p>Alessandro Samuel-Rosa; Ricardo Simão Diniz Dalmol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email</text:p>
          </table:table-cell>
          <table:table-cell table:style-name="ce5" office:value-type="string" calcext:value-type="string">
            <text:p><text:a xlink:href="mailto:alessandrosamuelrosa@gmail.com" xlink:type="simple">alessandrosamuelrosa@gmail.com</text:a>; dalmolin@ufsm.b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nome</text:p>
          </table:table-cell>
          <table:table-cell table:style-name="ce7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email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organizacao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aset_referencia_1</text:p>
          </table:table-cell>
          <table:table-cell table:style-name="ce5" office:value-type="string" calcext:value-type="string">
            <text:p><text:a xlink:href="http://dx.doi.org/10.1590/S1413-41522011000200004" xlink:type="simple">http://dx.doi.org/10.1590/S1413-41522011000200004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a_conhecimento</text:p>
          </table:table-cell>
          <table:table-cell office:value-type="string" calcext:value-type="string">
            <text:p>Gênese, Morfologia e Classificação dos Sol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avras_chave</text:p>
          </table:table-cell>
          <table:table-cell office:value-type="string" calcext:value-type="string">
            <text:p>Solos construídos; Solos antrópicos; Solos urbanos; Pedogênese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ia_vcge</text:p>
          </table:table-cell>
          <table:table-cell table:style-name="ce6" office:value-type="string" calcext:value-type="string">
            <text:p>Pesquisa científica e tecnologia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cao" table:style-name="ta6">
        <office:forms form:automatic-focus="false" form:apply-design-mode="false"/>
        <table:table-column table:style-name="co4" table:default-cell-style-name="ce58"/>
        <table:table-column table:style-name="co56" table:default-cell-style-name="ce58"/>
        <table:table-column table:style-name="co57" table:default-cell-style-name="ce58"/>
        <table:table-column table:style-name="co58" table:default-cell-style-name="ce58"/>
        <table:table-column table:style-name="co59" table:default-cell-style-name="ce58"/>
        <table:table-column table:style-name="co60" table:default-cell-style-name="ce58"/>
        <table:table-column table:style-name="co61" table:default-cell-style-name="ce58"/>
        <table:table-column table:style-name="co62" table:default-cell-style-name="ce58"/>
        <table:table-column table:style-name="co63" table:default-cell-style-name="ce58"/>
        <table:table-column table:style-name="co64" table:default-cell-style-name="ce58"/>
        <table:table-column table:style-name="co65" table:default-cell-style-name="ce58"/>
        <table:table-column table:style-name="co66" table:default-cell-style-name="ce58"/>
        <table:table-column table:style-name="co67" table:default-cell-style-name="ce58"/>
        <table:table-column table:style-name="co68" table:default-cell-style-name="ce58"/>
        <table:table-column table:style-name="co69" table:default-cell-style-name="ce58"/>
        <table:table-column table:style-name="co19" table:number-columns-repeated="1008" table:default-cell-style-name="ce58"/>
        <table:table-row table:style-name="ro3">
          <table:table-cell table:style-name="ce37" office:value-type="string" calcext:value-type="string">
            <office:annotation draw:style-name="gr1" draw:text-style-name="P2" svg:width="111.13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de origem.</text:span></text:p>
            </office:annotation>
            <text:p>observacao_id</text:p>
          </table:table-cell>
          <table:table-cell table:style-name="ce37" office:value-type="string" calcext:value-type="string">
            <office:annotation draw:style-name="gr2" draw:text-style-name="P2" svg:width="108.48mm" svg:height="7.41mm" svg:x="61.17mm" svg:y="0.1mm" draw:caption-point-x="0mm" draw:caption-point-y="0mm">
              <dc:date>2017-04-12T00:00:00</dc:date>
              <text:p text:style-name="P1"><text:span text:style-name="T1">Data da observação no formato (dd-mm-aaaa)</text:span></text:p>
            </office:annotation>
            <text:p>observacao_data</text:p>
          </table:table-cell>
          <table:table-cell table:style-name="ce37" office:value-type="string" calcext:value-type="string">
            <office:annotation draw:style-name="gr3" draw:text-style-name="P2" svg:width="107.42mm" svg:height="14.43mm" svg:x="88.85mm" svg:y="0.1mm" draw:caption-point-x="0mm" draw:caption-point-y="0mm">
              <dc:date>2017-04-12T00:00:00</dc:date>
              <text:p text:style-name="P1"><text:span text:style-name="T1">Sistema de coordenadas utilizado. Por exemplo: WGS 84, SAD 69, SIRGAS 2000, para coordenadas geográficas (graus), ou WGS 84 UTM 23S, SIRGAS 2000 UTM 23S, para coordenadas métricas.</text:span></text:p>
            </office:annotation>
            <text:p>coord_sistema</text:p>
          </table:table-cell>
          <table:table-cell table:style-name="ce37" office:value-type="string" calcext:value-type="string">
            <office:annotation draw:style-name="gr1" draw:text-style-name="P2" svg:width="108.21mm" svg:height="10.29mm" svg:x="111.85mm" svg:y="0.1mm" draw:caption-point-x="0mm" draw:caption-point-y="0mm">
              <dc:date>2017-04-12T00:00:00</dc:date>
              <text:p text:style-name="P1"><text:span text:style-name="T1">Coordenada X. O mesmo que Longitude desde que em coordenadas geográficas (graus).</text:span></text:p>
            </office:annotation>
            <text:p>coord_x</text:p>
          </table:table-cell>
          <table:table-cell table:style-name="ce37" office:value-type="string" calcext:value-type="string">
            <office:annotation draw:style-name="gr1" draw:text-style-name="P2" svg:width="103.45mm" svg:height="10.29mm" svg:x="136.76mm" svg:y="0.1mm" draw:caption-point-x="0mm" draw:caption-point-y="0mm">
              <dc:date>2017-04-12T00:00:00</dc:date>
              <text:p text:style-name="P1"><text:span text:style-name="T1">Coordenada Y. O mesmo que Latitude desde que em coordenadas geográficas (graus).</text:span></text:p>
            </office:annotation>
            <text:p>coord_y</text:p>
          </table:table-cell>
          <table:table-cell table:style-name="ce37" office:value-type="string" calcext:value-type="string">
            <office:annotation draw:style-name="gr2" draw:text-style-name="P2" svg:width="96.84mm" svg:height="7.41mm" svg:x="165.7mm" svg:y="0.1mm" draw:caption-point-x="0mm" draw:caption-point-y="0mm">
              <dc:date>2017-04-12T00:00:00</dc:date>
              <text:p text:style-name="P1"><text:span text:style-name="T1">Erro das coordenadas em metros.</text:span></text:p>
            </office:annotation>
            <text:p>coord_precisao</text:p>
          </table:table-cell>
          <table:table-cell table:style-name="ce37" office:value-type="string" calcext:value-type="string">
            <office:annotation draw:style-name="gr3" draw:text-style-name="P2" svg:width="94.72mm" svg:height="14.43mm" svg:x="188.91mm" svg:y="0.1mm" draw:caption-point-x="0mm" draw:caption-point-y="0mm">
              <dc:date>2017-04-12T00:00:00</dc:date>
              <text:p text:style-name="P1"><text:span text:style-name="T1">"GPS" se as coordenadas vêm de um GPS, "MAPA" se as coordenadas vêm de um mapa, “WEB” se as coordenadas vêm de um serviço web como o Google Maps.</text:span></text:p>
            </office:annotation>
            <text:p>coord_fonte</text:p>
          </table:table-cell>
          <table:table-cell table:style-name="ce37" office:value-type="string" calcext:value-type="string">
            <office:annotation draw:style-name="gr1" draw:text-style-name="P2" svg:width="105.3mm" svg:height="10.29mm" svg:x="203.85mm" svg:y="0.1mm" draw:caption-point-x="0mm" draw:caption-point-y="0mm">
              <dc:date>2017-04-12T00:00:00</dc:date>
              <text:p text:style-name="P1"><text:span text:style-name="T1">Código ISO 3166-1 alpha-2 do país. No caso do Brasil, o código é BR.</text:span></text:p>
            </office:annotation>
            <text:p>pais_id</text:p>
          </table:table-cell>
          <table:table-cell table:style-name="ce37" office:value-type="string" calcext:value-type="string">
            <office:annotation draw:style-name="gr1" draw:text-style-name="P2" svg:width="114.56mm" svg:height="10.29mm" svg:x="223.03mm" svg:y="0.1mm" draw:caption-point-x="0mm" draw:caption-point-y="0mm">
              <dc:date>2017-04-12T00:00:00</dc:date>
              <text:p text:style-name="P1"><text:span text:style-name="T1">Sigla da unidade da federação onde a observação foi realizada. Por exemplo, RS para o Rio Grande do Sul.</text:span></text:p>
            </office:annotation>
            <text:p>estado_id</text:p>
          </table:table-cell>
          <table:table-cell table:style-name="ce37" office:value-type="string" calcext:value-type="string">
            <office:annotation draw:style-name="gr2" draw:text-style-name="P2" svg:width="125.94mm" svg:height="7.41mm" svg:x="247.72mm" svg:y="0.1mm" draw:caption-point-x="0mm" draw:caption-point-y="0mm">
              <dc:date>2017-04-12T00:00:00</dc:date>
              <text:p text:style-name="P1"><text:span text:style-name="T1">Nome da cidade/município onde a observação foi realizada.</text:span></text:p>
            </office:annotation>
            <text:p>municipio_id</text:p>
          </table:table-cell>
          <table:table-cell table:style-name="ce37" office:value-type="string" calcext:value-type="string">
            <office:annotation draw:style-name="gr2" draw:text-style-name="P2" svg:width="134.67mm" svg:height="7.41mm" svg:x="272.84mm" svg:y="0.1mm" draw:caption-point-x="0mm" draw:caption-point-y="0mm">
              <dc:date>2017-04-12T00:00:00</dc:date>
              <text:p text:style-name="P1"><text:span text:style-name="T1">Tipo de amostragem. Opções: SIMPLES ou COMPOSTA.</text:span></text:p>
            </office:annotation>
            <text:p>amostra_tipo</text:p>
          </table:table-cell>
          <table:table-cell table:style-name="ce37" office:value-type="string" calcext:value-type="string">
            <office:annotation draw:style-name="gr1" draw:text-style-name="P2" svg:width="207.17mm" svg:height="10.29mm" svg:x="302mm" svg:y="0.1mm" draw:caption-point-x="0mm" draw:caption-point-y="0mm">
              <dc:date>2017-04-12T00:00:00</dc:date>
              <text:p text:style-name="P1"><text:span text:style-name="T1">Número de amostras. Um (1) quando o valor da variável anterior é SIMPLES ou mais para COMPOSTA. Expressar o valor com números inteiros.</text:span></text:p>
            </office:annotation>
            <text:p>amostra_quanti</text:p>
          </table:table-cell>
          <table:table-cell table:style-name="ce37" office:value-type="string" calcext:value-type="string">
            <office:annotation draw:style-name="gr2" draw:text-style-name="P2" svg:width="208.49mm" svg:height="7.41mm" svg:x="327.75mm" svg:y="0.1mm" draw:caption-point-x="0mm" draw:caption-point-y="0mm">
              <dc:date>2017-04-12T00:00:00</dc:date>
              <text:p text:style-name="P1"><text:span text:style-name="T1">Área amostral (m²). Por exemplo, a área de uma trincheira costuma ser de 1 m².</text:span></text:p>
            </office:annotation>
            <text:p>amostra_area</text:p>
          </table:table-cell>
          <table:table-cell table:style-name="ce37" office:value-type="string" calcext:value-type="string">
            <text:p>taxon_sibcs_2006</text:p>
          </table:table-cell>
          <table:table-cell table:style-name="ce61" office:value-type="string" calcext:value-type="string">
            <text:p>profund_solum</text:p>
          </table:table-cell>
          <table:table-cell table:style-name="ce61" table:number-columns-repeated="9"/>
          <table:table-cell table:number-columns-repeated="999"/>
        </table:table-row>
        <table:table-row table:style-name="ro3">
          <table:table-cell table:style-name="ce37" office:value-type="string" calcext:value-type="string">
            <text:p>unidad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3" table:style-name="ce37" office:value-type="string" calcext:value-type="string">
            <text:p>m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37" office:value-type="string" calcext:value-type="string">
            <text:p>m^2</text:p>
          </table:table-cell>
          <table:table-cell table:style-name="ce37" office:value-type="string" calcext:value-type="string">
            <text:p>-</text:p>
          </table:table-cell>
          <table:table-cell table:style-name="ce61" office:value-type="string" calcext:value-type="string">
            <text:p>cm</text:p>
          </table:table-cell>
          <table:table-cell table:style-name="ce61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41.003160227" calcext:value-type="float">
            <text:p>221641.0032</text:p>
          </table:table-cell>
          <table:table-cell table:style-name="ce59" office:value-type="float" office:value="6715149.64203706" calcext:value-type="float">
            <text:p>6715149.642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2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48.452374026" calcext:value-type="float">
            <text:p>221648.4524</text:p>
          </table:table-cell>
          <table:table-cell table:style-name="ce59" office:value-type="float" office:value="6715180.1714138" calcext:value-type="float">
            <text:p>6715180.1714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3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56.377765837" calcext:value-type="float">
            <text:p>221656.3778</text:p>
          </table:table-cell>
          <table:table-cell table:style-name="ce59" office:value-type="float" office:value="6715214.84773712" calcext:value-type="float">
            <text:p>6715214.8477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61" calcext:value-type="float">
            <text:p>61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4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66.686875359" calcext:value-type="float">
            <text:p>221666.6869</text:p>
          </table:table-cell>
          <table:table-cell table:style-name="ce59" office:value-type="float" office:value="6715245.5638746" calcext:value-type="float">
            <text:p>6715245.563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58" calcext:value-type="float">
            <text:p>58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5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81.764287461" calcext:value-type="float">
            <text:p>221681.7643</text:p>
          </table:table-cell>
          <table:table-cell table:style-name="ce59" office:value-type="float" office:value="6715293.59450758" calcext:value-type="float">
            <text:p>6715293.5945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80" calcext:value-type="float">
            <text:p>8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6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27.535991393" calcext:value-type="float">
            <text:p>221727.5360</text:p>
          </table:table-cell>
          <table:table-cell table:style-name="ce59" office:value-type="float" office:value="6715368.87871547" calcext:value-type="float">
            <text:p>6715368.8787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7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18.689625083" calcext:value-type="float">
            <text:p>221718.6896</text:p>
          </table:table-cell>
          <table:table-cell table:style-name="ce59" office:value-type="float" office:value="6715320.6123646" calcext:value-type="float">
            <text:p>6715320.6124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8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13.250837447" calcext:value-type="float">
            <text:p>221713.2508</text:p>
          </table:table-cell>
          <table:table-cell table:style-name="ce59" office:value-type="float" office:value="6715263.95985829" calcext:value-type="float">
            <text:p>6715263.959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9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08.10758675" calcext:value-type="float">
            <text:p>221708.1076</text:p>
          </table:table-cell>
          <table:table-cell table:style-name="ce59" office:value-type="float" office:value="6715216.63299753" calcext:value-type="float">
            <text:p>6715216.633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0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99.286638147" calcext:value-type="float">
            <text:p>221699.2866</text:p>
          </table:table-cell>
          <table:table-cell table:style-name="ce59" office:value-type="float" office:value="6715167.89221638" calcext:value-type="float">
            <text:p>6715167.8922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68" calcext:value-type="float">
            <text:p>68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1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0.511974496" calcext:value-type="float">
            <text:p>221740.5120</text:p>
          </table:table-cell>
          <table:table-cell table:style-name="ce59" office:value-type="float" office:value="6715196.98506613" calcext:value-type="float">
            <text:p>6715196.9851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95" calcext:value-type="float">
            <text:p>9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2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2.583441298" calcext:value-type="float">
            <text:p>221742.5834</text:p>
          </table:table-cell>
          <table:table-cell table:style-name="ce59" office:value-type="float" office:value="6715222.62192353" calcext:value-type="float">
            <text:p>6715222.6219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80" calcext:value-type="float">
            <text:p>8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3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5.313188801" calcext:value-type="float">
            <text:p>221745.3132</text:p>
          </table:table-cell>
          <table:table-cell table:style-name="ce59" office:value-type="float" office:value="6715256.34610019" calcext:value-type="float">
            <text:p>6715256.3461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51" calcext:value-type="float">
            <text:p>51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4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8.316512815" calcext:value-type="float">
            <text:p>221748.3165</text:p>
          </table:table-cell>
          <table:table-cell table:style-name="ce59" office:value-type="float" office:value="6715293.05226856" calcext:value-type="float">
            <text:p>6715293.0523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2" calcext:value-type="float">
            <text:p>42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5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61.105684165" calcext:value-type="float">
            <text:p>221761.1057</text:p>
          </table:table-cell>
          <table:table-cell table:style-name="ce59" office:value-type="float" office:value="6715357.24781427" calcext:value-type="float">
            <text:p>6715357.247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33" calcext:value-type="float">
            <text:p>33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perfil-2008</text:p>
          </table:table-cell>
          <table:table-cell table:style-name="ce56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586" calcext:value-type="float">
            <text:p>221586.0000</text:p>
          </table:table-cell>
          <table:table-cell table:style-name="ce59" office:value-type="float" office:value="6715317.2" calcext:value-type="float">
            <text:p>6715317.2000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rgissolo Vermelho Ta distrófico abrúptico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2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376.329" calcext:value-type="float">
            <text:p>6715376.329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2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376.3279" calcext:value-type="float">
            <text:p>6715376.327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353.9191" calcext:value-type="float">
            <text:p>6715353.919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353.918" calcext:value-type="float">
            <text:p>6715353.918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353.9169" calcext:value-type="float">
            <text:p>6715353.916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8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64.25" calcext:value-type="float">
            <text:p>221764.2500</text:p>
          </table:table-cell>
          <table:table-cell table:style-name="ce60" office:value-type="float" office:value="6715353.916" calcext:value-type="float">
            <text:p>6715353.916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331.5082" calcext:value-type="float">
            <text:p>6715331.508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331.5073" calcext:value-type="float">
            <text:p>6715331.507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331.5062" calcext:value-type="float">
            <text:p>6715331.506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309.0974" calcext:value-type="float">
            <text:p>6715309.097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309.0964" calcext:value-type="float">
            <text:p>6715309.096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309.0953" calcext:value-type="float">
            <text:p>6715309.095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286.6875" calcext:value-type="float">
            <text:p>6715286.687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286.6865" calcext:value-type="float">
            <text:p>6715286.686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286.6855" calcext:value-type="float">
            <text:p>6715286.685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286.6846" calcext:value-type="float">
            <text:p>6715286.684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264.2766" calcext:value-type="float">
            <text:p>6715264.276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264.2758" calcext:value-type="float">
            <text:p>6715264.275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264.2748" calcext:value-type="float">
            <text:p>6715264.274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264.2737" calcext:value-type="float">
            <text:p>6715264.273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241.8668" calcext:value-type="float">
            <text:p>6715241.866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241.8658" calcext:value-type="float">
            <text:p>6715241.865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241.8649" calcext:value-type="float">
            <text:p>6715241.86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241.8639" calcext:value-type="float">
            <text:p>6715241.86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438" calcext:value-type="float">
            <text:p>221741.8438</text:p>
          </table:table-cell>
          <table:table-cell table:style-name="ce60" office:value-type="float" office:value="6715241.8723" calcext:value-type="float">
            <text:p>6715241.87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219.4559" calcext:value-type="float">
            <text:p>6715219.45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219.4549" calcext:value-type="float">
            <text:p>6715219.45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219.4539" calcext:value-type="float">
            <text:p>6715219.45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219.4624" calcext:value-type="float">
            <text:p>6715219.462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219.4614" calcext:value-type="float">
            <text:p>6715219.461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197.0449" calcext:value-type="float">
            <text:p>6715197.04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197.0442" calcext:value-type="float">
            <text:p>6715197.044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197.0525" calcext:value-type="float">
            <text:p>6715197.052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197.0515" calcext:value-type="float">
            <text:p>6715197.05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.8125</text:p>
          </table:table-cell>
          <table:table-cell table:style-name="ce60" office:value-type="float" office:value="6715197.0504" calcext:value-type="float">
            <text:p>6715197.050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.7813</text:p>
          </table:table-cell>
          <table:table-cell table:style-name="ce60" office:value-type="float" office:value="6715174.6349" calcext:value-type="float">
            <text:p>6715174.63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174.6342" calcext:value-type="float">
            <text:p>6715174.634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174.6333" calcext:value-type="float">
            <text:p>6715174.633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174.6416" calcext:value-type="float">
            <text:p>6715174.64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.4063</text:p>
          </table:table-cell>
          <table:table-cell table:style-name="ce60" office:value-type="float" office:value="6715174.6408" calcext:value-type="float">
            <text:p>6715174.640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.7813</text:p>
          </table:table-cell>
          <table:table-cell table:style-name="ce60" office:value-type="float" office:value="6715152.2241" calcext:value-type="float">
            <text:p>6715152.224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152.2326" calcext:value-type="float">
            <text:p>6715152.232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152.2316" calcext:value-type="float">
            <text:p>6715152.23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152.2309" calcext:value-type="float">
            <text:p>6715152.23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.7813</text:p>
          </table:table-cell>
          <table:table-cell table:style-name="ce60" office:value-type="float" office:value="6715129.8132" calcext:value-type="float">
            <text:p>6715129.813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.1875</text:p>
          </table:table-cell>
          <table:table-cell table:style-name="ce60" office:value-type="float" office:value="6715129.8216" calcext:value-type="float">
            <text:p>6715129.82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.5938</text:p>
          </table:table-cell>
          <table:table-cell table:style-name="ce60" office:value-type="float" office:value="6715129.8209" calcext:value-type="float">
            <text:p>6715129.82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.0000</text:p>
          </table:table-cell>
          <table:table-cell table:style-name="ce60" office:value-type="float" office:value="6715129.8199" calcext:value-type="float">
            <text:p>6715129.819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.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 table:number-rows-repeated="951">
          <table:table-cell table:style-name="ce57" table:number-columns-repeated="24"/>
          <table:table-cell table:number-columns-repeated="999"/>
        </table:table-row>
        <table:table-row table:style-name="ro4" table:number-rows-repeated="104755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camada" table:style-name="ta5">
        <office:forms form:automatic-focus="false" form:apply-design-mode="false"/>
        <table:table-column table:style-name="co4" table:default-cell-style-name="ce45"/>
        <table:table-column table:style-name="co45" table:default-cell-style-name="ce45"/>
        <table:table-column table:style-name="co46" table:default-cell-style-name="ce45"/>
        <table:table-column table:style-name="co4" table:default-cell-style-name="ce45"/>
        <table:table-column table:style-name="co22" table:default-cell-style-name="ce45"/>
        <table:table-column table:style-name="co19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ce45"/>
        <table:table-column table:style-name="co19" table:default-cell-style-name="ce45"/>
        <table:table-column table:style-name="co50" table:default-cell-style-name="ce45"/>
        <table:table-column table:style-name="co51" table:default-cell-style-name="ce45"/>
        <table:table-column table:style-name="co47" table:default-cell-style-name="ce45"/>
        <table:table-column table:style-name="co50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32" table:default-cell-style-name="ce45"/>
        <table:table-column table:style-name="co19" table:number-columns-repeated="1001" table:default-cell-style-name="ce45"/>
        <table:table-column table:style-name="co19" table:default-cell-style-name="Default"/>
        <table:table-row table:style-name="ro3">
          <table:table-cell table:style-name="ce35" office:value-type="string" calcext:value-type="string">
            <office:annotation draw:style-name="gr1" draw:text-style-name="P2" svg:width="107.16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de origem. Refere-se à aba “observation”.</text:span></text:p>
            </office:annotation>
            <text:p>observacao_id</text:p>
          </table:table-cell>
          <table:table-cell table:style-name="ce35" office:value-type="string" calcext:value-type="string">
            <office:annotation draw:style-name="gr1" draw:text-style-name="P2" svg:width="104.78mm" svg:height="10.29mm" svg:x="60.54mm" svg:y="0.1mm" draw:caption-point-x="0mm" draw:caption-point-y="0mm">
              <dc:date>2017-04-12T00:00:00</dc:date>
              <text:p text:style-name="P1"><text:span text:style-name="T1">Número da camada ou horizonte na observação, atribuído consecutivamente de cima para baixo.</text:span></text:p>
            </office:annotation>
            <text:p>camada_numero</text:p>
          </table:table-cell>
          <table:table-cell table:style-name="ce35" office:value-type="string" calcext:value-type="string">
            <office:annotation draw:style-name="gr2" draw:text-style-name="P2" svg:width="113.24mm" svg:height="7.41mm" svg:x="87.56mm" svg:y="0.1mm" draw:caption-point-x="0mm" draw:caption-point-y="0mm">
              <dc:date>2017-04-12T00:00:00</dc:date>
              <text:p text:style-name="P1"><text:span text:style-name="T1">Nome da camada ou horizonte. Exemplo: A, B, C, etc.</text:span></text:p>
            </office:annotation>
            <text:p>camada_nome</text:p>
          </table:table-cell>
          <table:table-cell table:style-name="ce35" office:value-type="string" calcext:value-type="string">
            <office:annotation draw:style-name="gr3" draw:text-style-name="P2" svg:width="94.72mm" svg:height="14.43mm" svg:x="117.56mm" svg:y="0.1mm" draw:caption-point-x="0mm" draw:caption-point-y="0mm">
              <dc:date>2017-04-12T00:00:00</dc:date>
              <text:p text:style-name="P1"><text:span text:style-name="T1">Código laboratorial da amostra. Usado para identificar as repetições de laboratório. Usar 1 se não houver repetição ou código laboratorial específico.</text:span></text:p>
            </office:annotation>
            <text:p>amostra_codigo</text:p>
          </table:table-cell>
          <table:table-cell table:style-name="ce35" office:value-type="string" calcext:value-type="string">
            <office:annotation draw:style-name="gr1" draw:text-style-name="P2" svg:width="92.07mm" svg:height="10.29mm" svg:x="141.84mm" svg:y="0.1mm" draw:caption-point-x="0mm" draw:caption-point-y="0mm">
              <dc:date>2017-04-12T00:00:00</dc:date>
              <text:p text:style-name="P1"><text:span text:style-name="T1">Profundidade do limite superior da camada ou horizonte (cm).</text:span></text:p>
            </office:annotation>
            <text:p>profund_sup</text:p>
          </table:table-cell>
          <table:table-cell table:style-name="ce35" office:value-type="string" calcext:value-type="string">
            <office:annotation draw:style-name="gr1" draw:text-style-name="P2" svg:width="90.22mm" svg:height="10.29mm" svg:x="164.41mm" svg:y="0.1mm" draw:caption-point-x="0mm" draw:caption-point-y="0mm">
              <dc:date>2017-04-12T00:00:00</dc:date>
              <text:p text:style-name="P1"><text:span text:style-name="T1">Profundidade do limite inferior da camada ou horizonte (cm).</text:span></text:p>
            </office:annotation>
            <text:p>profund_inf</text:p>
          </table:table-cell>
          <table:table-cell table:style-name="ce36" office:value-type="string" calcext:value-type="string">
            <office:annotation draw:style-name="gr2" draw:text-style-name="P2" svg:width="81.5mm" svg:height="7.41mm" svg:x="195.48mm" svg:y="0.1mm" draw:caption-point-x="0mm" draw:caption-point-y="0mm">
              <dc:date>2017-04-12T00:00:00</dc:date>
              <text:p text:style-name="P1"><text:span text:style-name="T1">Dados de ferro. Substitua conforme necessário.</text:span></text:p>
            </office:annotation>
            <text:p>acidez_potencial</text:p>
          </table:table-cell>
          <table:table-cell table:style-name="ce48" office:value-type="string" calcext:value-type="string">
            <text:p>al_kcl_naoh</text:p>
          </table:table-cell>
          <table:table-cell table:style-name="ce48" office:value-type="string" calcext:value-type="string">
            <text:p>ca_kcl_aas</text:p>
          </table:table-cell>
          <table:table-cell table:style-name="ce48" office:value-type="string" calcext:value-type="string">
            <text:p>mg_kcl_aas</text:p>
          </table:table-cell>
          <table:table-cell table:style-name="ce51" office:value-type="string" calcext:value-type="string">
            <text:p>c_</text:p>
          </table:table-cell>
          <table:table-cell table:style-name="ce48" office:value-type="string" calcext:value-type="string">
            <text:p>ph_h2o</text:p>
          </table:table-cell>
          <table:table-cell table:style-name="ce48" office:value-type="string" calcext:value-type="string">
            <text:p>p_mehlich1_eam</text:p>
          </table:table-cell>
          <table:table-cell table:style-name="ce48" office:value-type="string" calcext:value-type="string">
            <text:p>k_mehlich1_faes</text:p>
          </table:table-cell>
          <table:table-cell table:style-name="ce48" office:value-type="string" calcext:value-type="string">
            <text:p>na_mehlich1_faes</text:p>
          </table:table-cell>
          <table:table-cell table:style-name="ce48" office:value-type="string" calcext:value-type="string">
            <text:p>densidade</text:p>
          </table:table-cell>
          <table:table-cell table:style-name="ce48" office:value-type="string" calcext:value-type="string">
            <text:p>areiafina_naoh_peneira</text:p>
          </table:table-cell>
          <table:table-cell table:style-name="ce48" office:value-type="string" calcext:value-type="string">
            <text:p>areia_naoh_peneira</text:p>
          </table:table-cell>
          <table:table-cell table:style-name="ce48" office:value-type="string" calcext:value-type="string">
            <text:p>argila_naoh_pipeta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8" office:value-type="string" calcext:value-type="string">
            <text:p>unidade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cm</text:p>
          </table:table-cell>
          <table:table-cell table:number-columns-repeated="4" table:style-name="ce48" office:value-type="string" calcext:value-type="string">
            <text:p>cmolc/kg</text:p>
          </table:table-cell>
          <table:table-cell table:style-name="ce48" office:value-type="string" calcext:value-type="string">
            <text:p>g/kg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mg/kg</text:p>
          </table:table-cell>
          <table:table-cell table:number-columns-repeated="2" table:style-name="ce48" office:value-type="string" calcext:value-type="string">
            <text:p>cmolc/kg</text:p>
          </table:table-cell>
          <table:table-cell table:style-name="ce53" office:value-type="string" calcext:value-type="string">
            <text:p>Mg/m^3</text:p>
          </table:table-cell>
          <table:table-cell table:number-columns-repeated="3" table:style-name="ce48" office:value-type="string" calcext:value-type="string">
            <text:p>g/kg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28" calcext:value-type="float">
            <text:p>0,2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9" calcext:value-type="float">
            <text:p>2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9" calcext:value-type="float">
            <text:p>1,79</text:p>
          </table:table-cell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97" calcext:value-type="float">
            <text:p>29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1" calcext:value-type="float">
            <text:p>1,61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2" calcext:value-type="float">
            <text:p>0,2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631" calcext:value-type="float">
            <text:p>631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6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3" calcext:value-type="float">
            <text:p>1,30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44" office:value-type="float" office:value="279" calcext:value-type="float">
            <text:p>279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7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2" calcext:value-type="float">
            <text:p>2,0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484" calcext:value-type="float">
            <text:p>484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8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8" calcext:value-type="float">
            <text:p>1,80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9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" calcext:value-type="float">
            <text:p>1,0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5.4" calcext:value-type="float">
            <text:p>5,4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84" calcext:value-type="float">
            <text:p>1,8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1" calcext:value-type="float">
            <text:p>1,71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0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" calcext:value-type="float">
            <text:p>0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8" calcext:value-type="float">
            <text:p>1,68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0.9" calcext:value-type="float">
            <text:p>0,9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4" calcext:value-type="float">
            <text:p>0,2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5" calcext:value-type="float">
            <text:p>1,7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526" calcext:value-type="float">
            <text:p>526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04" calcext:value-type="float">
            <text:p>1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7" calcext:value-type="float">
            <text:p>1,67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546" calcext:value-type="float">
            <text:p>546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8" calcext:value-type="float">
            <text:p>0,4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639" calcext:value-type="float">
            <text:p>639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44" calcext:value-type="float">
            <text:p>0,4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52" calcext:value-type="float">
            <text:p>0,5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5" calcext:value-type="float">
            <text:p>1,65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96" calcext:value-type="float">
            <text:p>196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99" calcext:value-type="float">
            <text:p>2,99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2.5" calcext:value-type="float">
            <text:p>2,5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14" calcext:value-type="float">
            <text:p>414</text:p>
          </table:table-cell>
          <table:table-cell table:style-name="ce44" office:value-type="float" office:value="444" calcext:value-type="float">
            <text:p>44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8" calcext:value-type="float">
            <text:p>0,8</text:p>
          </table:table-cell>
          <table:table-cell table:style-name="ce52" office:value-type="float" office:value="5.07" calcext:value-type="float">
            <text:p>5,1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1" calcext:value-type="float">
            <text:p>691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3.56" calcext:value-type="float">
            <text:p>3,56</text:p>
          </table:table-cell>
          <table:table-cell table:style-name="ce52" office:value-type="float" office:value="8.7" calcext:value-type="float">
            <text:p>8,7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8.57" calcext:value-type="float">
            <text:p>8,57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82" calcext:value-type="float">
            <text:p>2,82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14" calcext:value-type="float">
            <text:p>6,14</text:p>
          </table:table-cell>
          <table:table-cell table:style-name="ce50" office:value-type="float" office:value="0.24" calcext:value-type="float">
            <text:p>0,24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8.1" calcext:value-type="float">
            <text:p>8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4" calcext:value-type="float">
            <text:p>2,40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3" calcext:value-type="float">
            <text:p>543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4" calcext:value-type="float">
            <text:p>6,4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8" calcext:value-type="float">
            <text:p>1,80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8" calcext:value-type="float">
            <text:p>558</text:p>
          </table:table-cell>
          <table:table-cell table:style-name="ce44" office:value-type="float" office:value="272" calcext:value-type="float">
            <text:p>27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38" calcext:value-type="float">
            <text:p>2,38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43" calcext:value-type="float">
            <text:p>74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02" calcext:value-type="float">
            <text:p>1,0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3" calcext:value-type="float">
            <text:p>70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" calcext:value-type="float">
            <text:p>4,70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2" calcext:value-type="float">
            <text:p>0,1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58" calcext:value-type="float">
            <text:p>2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7" calcext:value-type="float">
            <text:p>717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1" calcext:value-type="float">
            <text:p>641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4" calcext:value-type="float">
            <text:p>564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5" calcext:value-type="float">
            <text:p>1,95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49" calcext:value-type="float">
            <text:p>0,49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34" calcext:value-type="float">
            <text:p>6,3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3" calcext:value-type="float">
            <text:p>683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1" calcext:value-type="float">
            <text:p>2,01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6" calcext:value-type="float">
            <text:p>2,96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36" calcext:value-type="float">
            <text:p>1,36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6" calcext:value-type="float">
            <text:p>0,60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38" calcext:value-type="float">
            <text:p>1,38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89" calcext:value-type="float">
            <text:p>589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52" calcext:value-type="float">
            <text:p>1,52</text:p>
          </table:table-cell>
          <table:table-cell table:number-columns-repeated="2" table:style-name="ce50" office:value-type="string" calcext:value-type="string">
            <text:p>-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7" calcext:value-type="float">
            <text:p>2,07</text:p>
          </table:table-cell>
          <table:table-cell table:number-columns-repeated="2" table:style-name="ce50" office:value-type="float" office:value="0.29" calcext:value-type="float">
            <text:p>0,2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float" office:value="4.2" calcext:value-type="float">
            <text:p>4,2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0.28" calcext:value-type="float">
            <text:p>0,2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3" calcext:value-type="float">
            <text:p>63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3.2" calcext:value-type="float">
            <text:p>3,2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7" calcext:value-type="float">
            <text:p>567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.3" calcext:value-type="float">
            <text:p>2,3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7.3" calcext:value-type="float">
            <text:p>7,3</text:p>
          </table:table-cell>
          <table:table-cell table:style-name="ce50" office:value-type="float" office:value="8.6" calcext:value-type="float">
            <text:p>8,6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6" calcext:value-type="float">
            <text:p>0,7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.6" calcext:value-type="float">
            <text:p>5,6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35" calcext:value-type="float">
            <text:p>0,35</text:p>
          </table:table-cell>
          <table:table-cell table:style-name="ce50" office:value-type="float" office:value="0.17" calcext:value-type="float">
            <text:p>0,1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6" calcext:value-type="float">
            <text:p>706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1.34" calcext:value-type="float">
            <text:p>1,34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5" calcext:value-type="float">
            <text:p>615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8" calcext:value-type="float">
            <text:p>3,3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0" calcext:value-type="float">
            <text:p>640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8" calcext:value-type="float">
            <text:p>4,6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2" calcext:value-type="float">
            <text:p>1,1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48" calcext:value-type="float">
            <text:p>1,48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6" calcext:value-type="float">
            <text:p>476</text:p>
          </table:table-cell>
          <table:table-cell table:style-name="ce44" office:value-type="float" office:value="369" calcext:value-type="float">
            <text:p>3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9" calcext:value-type="float">
            <text:p>629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8" calcext:value-type="float">
            <text:p>3,08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1.52" calcext:value-type="float">
            <text:p>1,52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18" calcext:value-type="float">
            <text:p>2,18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1.49" calcext:value-type="float">
            <text:p>1,49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" calcext:value-type="float">
            <text:p>4,3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" calcext:value-type="float">
            <text:p>4,2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09" calcext:value-type="float">
            <text:p>1,0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3" calcext:value-type="float">
            <text:p>533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6" calcext:value-type="float">
            <text:p>4,36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2" table:style-name="ce52" office:value-type="float" office:value="5" calcext:value-type="float">
            <text:p>5,0</text:p>
          </table:table-cell>
          <table:table-cell table:style-name="ce50" office:value-type="float" office:value="1.56" calcext:value-type="float">
            <text:p>1,56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7" calcext:value-type="float">
            <text:p>497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7.02" calcext:value-type="float">
            <text:p>7,0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7" calcext:value-type="float">
            <text:p>527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1" calcext:value-type="float">
            <text:p>551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2.77" calcext:value-type="float">
            <text:p>2,77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05" calcext:value-type="float">
            <text:p>2,0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9" calcext:value-type="float">
            <text:p>469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92" calcext:value-type="float">
            <text:p>3,92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84" calcext:value-type="float">
            <text:p>4,84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4" calcext:value-type="float">
            <text:p>0,64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41" calcext:value-type="float">
            <text:p>3,41</text:p>
          </table:table-cell>
          <table:table-cell table:style-name="ce50" office:value-type="float" office:value="3.16" calcext:value-type="float">
            <text:p>3,16</text:p>
          </table:table-cell>
          <table:table-cell table:style-name="ce52" office:value-type="float" office:value="8.5" calcext:value-type="float">
            <text:p>8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3.85" calcext:value-type="float">
            <text:p>13,85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1.18" calcext:value-type="float">
            <text:p>1,1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82" calcext:value-type="float">
            <text:p>4,82</text:p>
          </table:table-cell>
          <table:table-cell table:style-name="ce50" office:value-type="float" office:value="0.21" calcext:value-type="float">
            <text:p>0,21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3" calcext:value-type="float">
            <text:p>553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5" calcext:value-type="float">
            <text:p>525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3" calcext:value-type="float">
            <text:p>753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4.5" calcext:value-type="float">
            <text:p>14,5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4" calcext:value-type="float">
            <text:p>1,9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8" calcext:value-type="float">
            <text:p>70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8" calcext:value-type="float">
            <text:p>4,98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63" calcext:value-type="float">
            <text:p>0,63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1" calcext:value-type="float">
            <text:p>651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99" calcext:value-type="float">
            <text:p>0,9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2" calcext:value-type="float">
            <text:p>0,4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3" calcext:value-type="float">
            <text:p>623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55" calcext:value-type="float">
            <text:p>5,5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7" calcext:value-type="float">
            <text:p>687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4" calcext:value-type="float">
            <text:p>1,64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28" calcext:value-type="float">
            <text:p>0,2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4" calcext:value-type="float">
            <text:p>2,0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6" calcext:value-type="float">
            <text:p>676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243" calcext:value-type="float">
            <text:p>2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3" calcext:value-type="float">
            <text:p>1,73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5" calcext:value-type="float">
            <text:p>645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62" calcext:value-type="float">
            <text:p>0,6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2" calcext:value-type="float">
            <text:p>72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87" calcext:value-type="float">
            <text:p>2,87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string" calcext:value-type="string">
            <text:p>-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2" calcext:value-type="float">
            <text:p>572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5" calcext:value-type="float">
            <text:p>2,15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1.97" calcext:value-type="float">
            <text:p>1,97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5" calcext:value-type="float">
            <text:p>7,5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7" calcext:value-type="float">
            <text:p>0,7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1" calcext:value-type="float">
            <text:p>711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9" calcext:value-type="float">
            <text:p>2,29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4" calcext:value-type="float">
            <text:p>0,5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1" calcext:value-type="float">
            <text:p>1,61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1" calcext:value-type="float">
            <text:p>621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6" calcext:value-type="float">
            <text:p>3,36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2" calcext:value-type="float">
            <text:p>3,4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3" calcext:value-type="float">
            <text:p>3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86" calcext:value-type="float">
            <text:p>4,86</text:p>
          </table:table-cell>
          <table:table-cell table:style-name="ce50" office:value-type="float" office:value="2.51" calcext:value-type="float">
            <text:p>2,51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number-columns-repeated="2"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7" calcext:value-type="float">
            <text:p>517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2" calcext:value-type="float">
            <text:p>4,92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6" calcext:value-type="float">
            <text:p>626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8" calcext:value-type="float">
            <text:p>578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88" calcext:value-type="float">
            <text:p>0,8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0" calcext:value-type="float">
            <text:p>490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6" calcext:value-type="float">
            <text:p>7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4" calcext:value-type="float">
            <text:p>574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4" calcext:value-type="float">
            <text:p>2,9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3" calcext:value-type="float">
            <text:p>0,7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5" calcext:value-type="float">
            <text:p>555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8" calcext:value-type="float">
            <text:p>468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4.12" calcext:value-type="float">
            <text:p>4,12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6" calcext:value-type="float">
            <text:p>4,76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446" calcext:value-type="float">
            <text:p>4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3.03" calcext:value-type="float">
            <text:p>3,03</text:p>
          </table:table-cell>
          <table:table-cell table:style-name="ce52" office:value-type="float" office:value="9" calcext:value-type="float">
            <text:p>9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8.04" calcext:value-type="float">
            <text:p>8,0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53" calcext:value-type="float">
            <text:p>2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67" calcext:value-type="float">
            <text:p>4,67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1" calcext:value-type="float">
            <text:p>1,1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8.3" calcext:value-type="float">
            <text:p>8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0" calcext:value-type="float">
            <text:p>550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26" calcext:value-type="float">
            <text:p>2,26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5" calcext:value-type="float">
            <text:p>75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2" calcext:value-type="float">
            <text:p>3,7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0.67" calcext:value-type="float">
            <text:p>10,67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4" calcext:value-type="float">
            <text:p>594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3.02" calcext:value-type="float">
            <text:p>3,0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6" calcext:value-type="float">
            <text:p>3,56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2" calcext:value-type="float">
            <text:p>4,72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41" calcext:value-type="float">
            <text:p>5,4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208" calcext:value-type="float">
            <text:p>20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7" calcext:value-type="float">
            <text:p>507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0" calcext:value-type="float">
            <text:p>630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1" calcext:value-type="float">
            <text:p>0,2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8" calcext:value-type="float">
            <text:p>0,9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7" calcext:value-type="float">
            <text:p>1,4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" calcext:value-type="float">
            <text:p>2,9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6" calcext:value-type="float">
            <text:p>0,46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6" calcext:value-type="float">
            <text:p>0,6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67" calcext:value-type="float">
            <text:p>2,67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8" calcext:value-type="float">
            <text:p>56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87" calcext:value-type="float">
            <text:p>1,87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9" calcext:value-type="float">
            <text:p>2,29</text:p>
          </table:table-cell>
          <table:table-cell table:number-columns-repeated="2"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8" calcext:value-type="float">
            <text:p>608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64" calcext:value-type="float">
            <text:p>7,64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67" calcext:value-type="float">
            <text:p>0,6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3" calcext:value-type="float">
            <text:p>713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0.45" calcext:value-type="float">
            <text:p>0,45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36" calcext:value-type="float">
            <text:p>0,36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6" calcext:value-type="float">
            <text:p>2,56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47" calcext:value-type="float">
            <text:p>0,4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2" calcext:value-type="float">
            <text:p>3,3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4" calcext:value-type="float">
            <text:p>0,40</text:p>
          </table:table-cell>
          <table:table-cell table:style-name="ce52" office:value-type="float" office:value="2.4" calcext:value-type="float">
            <text:p>2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3" calcext:value-type="float">
            <text:p>653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1" calcext:value-type="float">
            <text:p>52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21" calcext:value-type="float">
            <text:p>2,21</text:p>
          </table:table-cell>
          <table:table-cell table:number-columns-repeated="2" table:style-name="ce50" office:value-type="float" office:value="1.45" calcext:value-type="float">
            <text:p>1,4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23" calcext:value-type="float">
            <text:p>0,2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4" calcext:value-type="float">
            <text:p>7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3" calcext:value-type="float">
            <text:p>1,43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2" calcext:value-type="float">
            <text:p>2,9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1" calcext:value-type="float">
            <text:p>1,5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9" calcext:value-type="float">
            <text:p>0,0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4.3" calcext:value-type="float">
            <text:p>4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9" calcext:value-type="float">
            <text:p>489</text:p>
          </table:table-cell>
          <table:table-cell table:style-name="ce44" office:value-type="float" office:value="352" calcext:value-type="float">
            <text:p>3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5" calcext:value-type="float">
            <text:p>605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330" calcext:value-type="float">
            <text:p>3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8" calcext:value-type="float">
            <text:p>508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1" calcext:value-type="float">
            <text:p>2,21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5" calcext:value-type="float">
            <text:p>2,25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6.88" calcext:value-type="float">
            <text:p>6,8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3" calcext:value-type="float">
            <text:p>523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6" calcext:value-type="float">
            <text:p>1,66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8" calcext:value-type="float">
            <text:p>548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3" calcext:value-type="float">
            <text:p>1,93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Default" table:number-columns-repeated="9"/>
          <table:table-cell table:style-name="ce44"/>
          <table:table-cell table:style-name="Default"/>
          <table:table-cell table:style-name="ce44" table:number-columns-repeated="11"/>
          <table:table-cell table:number-columns-repeated="999"/>
        </table:table-row>
        <table:table-row table:style-name="ro3" table:number-rows-repeated="847">
          <table:table-cell table:style-name="ce44" table:number-columns-repeated="22"/>
          <table:table-cell table:number-columns-repeated="999"/>
        </table:table-row>
        <table:table-row table:style-name="ro4" table:number-rows-repeated="104755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metadado" table:style-name="ta4">
        <office:forms form:automatic-focus="false" form:apply-design-mode="false"/>
        <table:table-column table:style-name="co2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73"/>
        <table:table-column table:style-name="co36" table:default-cell-style-name="ce65"/>
        <table:table-column table:style-name="co32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65"/>
        <table:table-column table:style-name="co44" table:number-columns-repeated="13" table:default-cell-style-name="ce65"/>
        <table:table-column table:style-name="co3" table:number-columns-repeated="998" table:default-cell-style-name="ce65"/>
        <table:table-row table:style-name="ro1">
          <table:table-cell table:style-name="ce62" office:value-type="string" calcext:value-type="string">
            <text:p>tabela_nome</text:p>
          </table:table-cell>
          <table:table-cell table:style-name="ce62" office:value-type="string" calcext:value-type="string">
            <text:p>coluna_nome</text:p>
          </table:table-cell>
          <table:table-cell table:style-name="ce62" office:value-type="string" calcext:value-type="string">
            <text:p>atributo_nome</text:p>
          </table:table-cell>
          <table:table-cell table:style-name="ce68" office:value-type="string" calcext:value-type="string">
            <text:p>atributo_descricao</text:p>
          </table:table-cell>
          <table:table-cell table:style-name="ce62" office:value-type="string" calcext:value-type="string">
            <text:p>atributo_unidade</text:p>
          </table:table-cell>
          <table:table-cell table:style-name="ce62" office:value-type="string" calcext:value-type="string">
            <text:p>atributo_dado_tipo</text:p>
          </table:table-cell>
          <table:table-cell table:style-name="ce62" office:value-type="string" calcext:value-type="string">
            <text:p>metodo_analitico</text:p>
          </table:table-cell>
          <table:table-cell table:style-name="ce62" office:value-type="string" calcext:value-type="string">
            <text:p>laboratorio_nome</text:p>
          </table:table-cell>
          <table:table-cell table:style-name="ce62" office:value-type="string" calcext:value-type="string">
            <text:p>laboratorio_pais_id</text:p>
          </table:table-cell>
          <table:table-cell table:style-name="ce62" office:value-type="string" calcext:value-type="string">
            <text:p>laboratorio_municipio_id</text:p>
          </table:table-cell>
          <table:table-cell table:style-name="ce62" office:value-type="string" calcext:value-type="string">
            <text:p>laboratorio_codigo_postal</text:p>
          </table:table-cell>
          <table:table-cell table:style-name="ce62" office:value-type="string" calcext:value-type="string">
            <text:p>laboratorio_rua_nome</text:p>
          </table:table-cell>
          <table:table-cell table:style-name="ce62" office:value-type="string" calcext:value-type="string">
            <text:p>laboratorio_rua_numero</text:p>
          </table:table-cell>
          <table:table-cell table:style-name="ce7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data</text:p>
          </table:table-cell>
          <table:table-cell table:style-name="ce63" office:value-type="string" calcext:value-type="string">
            <text:p>Data da observação</text:p>
          </table:table-cell>
          <table:table-cell table:style-name="ce69" office:value-type="string" calcext:value-type="string">
            <text:p>Data da observação no formato dd-mm-aaaa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Data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sistema</text:p>
          </table:table-cell>
          <table:table-cell table:style-name="ce63" office:value-type="string" calcext:value-type="string">
            <text:p>Sistema de referência de coordenadas</text:p>
          </table:table-cell>
          <table:table-cell table:style-name="ce69" office:value-type="string" calcext:value-type="string">
            <text:p>Sistema de referência de coordenadas utilizado, nesse caso, SIRGAS 2000 UTM 22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x</text:p>
          </table:table-cell>
          <table:table-cell table:style-name="ce63" office:value-type="string" calcext:value-type="string">
            <text:p>Longitude</text:p>
          </table:table-cell>
          <table:table-cell table:style-name="ce69" office:value-type="string" calcext:value-type="string">
            <text:p>Coordenada X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y</text:p>
          </table:table-cell>
          <table:table-cell table:style-name="ce63" office:value-type="string" calcext:value-type="string">
            <text:p>Latitude</text:p>
          </table:table-cell>
          <table:table-cell table:style-name="ce69" office:value-type="string" calcext:value-type="string">
            <text:p>Coordenada Y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precisao</text:p>
          </table:table-cell>
          <table:table-cell table:style-name="ce63" office:value-type="string" calcext:value-type="string">
            <text:p>Precisão das coordenadas</text:p>
          </table:table-cell>
          <table:table-cell table:style-name="ce69" office:value-type="string" calcext:value-type="string">
            <text:p>Precisão com que as coordenadas espaciais foram determinadas (em metros).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fonte</text:p>
          </table:table-cell>
          <table:table-cell table:style-name="ce63" office:value-type="string" calcext:value-type="string">
            <text:p>Fonte das coordenadas</text:p>
          </table:table-cell>
          <table:table-cell table:style-name="ce69" office:value-type="string" calcext:value-type="string">
            <text:p>Fonte das coordenadas. Opções são: GPS, se as coordenadas vêm de um GPS, MAPA, se as coordenadas vêm de um mapa, WEB, se as coordenadas vêm de um serviço web como o Google Map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ais_id</text:p>
          </table:table-cell>
          <table:table-cell table:style-name="ce63" office:value-type="string" calcext:value-type="string">
            <text:p>País</text:p>
          </table:table-cell>
          <table:table-cell table:style-name="ce69" office:value-type="string" calcext:value-type="string">
            <text:p>Código ISO 3166-1 alpha-2 do país onde a observação foi feita. No caso do Brasil, o código é BR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estado_id</text:p>
          </table:table-cell>
          <table:table-cell table:style-name="ce63" office:value-type="string" calcext:value-type="string">
            <text:p>Unidade federativa</text:p>
          </table:table-cell>
          <table:table-cell table:style-name="ce69" office:value-type="string" calcext:value-type="string">
            <text:p>Sigla da unidade da federação onde a observação foi realizada. Nesse caso, RS para o Rio Grande do Sul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municipio_id</text:p>
          </table:table-cell>
          <table:table-cell table:style-name="ce63" office:value-type="string" calcext:value-type="string">
            <text:p>Município</text:p>
          </table:table-cell>
          <table:table-cell table:style-name="ce69" office:value-type="string" calcext:value-type="string">
            <text:p>Nome da cidade/município onde a observação foi realizad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tipo</text:p>
          </table:table-cell>
          <table:table-cell table:style-name="ce63" office:value-type="string" calcext:value-type="string">
            <text:p>Tipo de amostragem</text:p>
          </table:table-cell>
          <table:table-cell table:style-name="ce69" office:value-type="string" calcext:value-type="string">
            <text:p>Tipo de amostragem. Opções: SIMPLES ou COMPOST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quanti</text:p>
          </table:table-cell>
          <table:table-cell table:style-name="ce63" office:value-type="string" calcext:value-type="string">
            <text:p>Quantidade de subamostras</text:p>
          </table:table-cell>
          <table:table-cell table:style-name="ce69" office:value-type="string" calcext:value-type="string">
            <text:p>Número de amostras. Nesse caso, 1 pois o valor da variável anterior é SIMPLE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area</text:p>
          </table:table-cell>
          <table:table-cell table:style-name="ce63" office:value-type="string" calcext:value-type="string">
            <text:p>Área amostral</text:p>
          </table:table-cell>
          <table:table-cell table:style-name="ce69" office:value-type="string" calcext:value-type="string">
            <text:p>Área amostral (m²). Por exemplo, a área de uma trincheira costuma ser de 1 m².</text:p>
          </table:table-cell>
          <table:table-cell table:style-name="ce63" office:value-type="string" calcext:value-type="string">
            <text:p>m2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taxon_sibcs_2009</text:p>
          </table:table-cell>
          <table:table-cell table:style-name="ce63" office:value-type="string" calcext:value-type="string">
            <text:p>Classificação taxonômica</text:p>
          </table:table-cell>
          <table:table-cell table:style-name="ce69" office:value-type="string" calcext:value-type="string">
            <text:p>Nome da classificação da observação de acordo com o Sistema Brasileiro de Classificação do Solo (sibcs) de 2006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rofund_solum</text:p>
          </table:table-cell>
          <table:table-cell table:style-name="ce63" office:value-type="string" calcext:value-type="string">
            <text:p>Profundidade do solum</text:p>
          </table:table-cell>
          <table:table-cell table:style-name="ce69" office:value-type="string" calcext:value-type="string">
            <text:p>Profundidade do solum determinada usando trado holandês, especificamente desde a superfície até o contato com os resíduos sólidos (novo material de origem)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. Refere-se à aba “observacao”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umero</text:p>
          </table:table-cell>
          <table:table-cell table:style-name="ce63" office:value-type="string" calcext:value-type="string">
            <text:p>Número da camada</text:p>
          </table:table-cell>
          <table:table-cell table:style-name="ce69" office:value-type="string" calcext:value-type="string">
            <text:p>Número da camada ou horizonte na observação, atribuído consecutivamente de cima para baix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ome</text:p>
          </table:table-cell>
          <table:table-cell table:style-name="ce63" office:value-type="string" calcext:value-type="string">
            <text:p>Nome da camada</text:p>
          </table:table-cell>
          <table:table-cell table:style-name="ce69" office:value-type="string" calcext:value-type="string">
            <text:p>Nome da camada ou horizonte. Exemplo: A, B, C, etc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39" office:value-type="string" calcext:value-type="string">
            <text:p>amostra_codigo</text:p>
          </table:table-cell>
          <table:table-cell table:style-name="ce39" office:value-type="string" calcext:value-type="string">
            <text:p>Código da amostra</text:p>
          </table:table-cell>
          <table:table-cell table:style-name="ce69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sup</text:p>
          </table:table-cell>
          <table:table-cell table:style-name="ce63" office:value-type="string" calcext:value-type="string">
            <text:p>Profundidade superior</text:p>
          </table:table-cell>
          <table:table-cell table:style-name="ce69" office:value-type="string" calcext:value-type="string">
            <text:p>Profundidade do limite sup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inf</text:p>
          </table:table-cell>
          <table:table-cell table:style-name="ce63" office:value-type="string" calcext:value-type="string">
            <text:p>Profundidade inferior</text:p>
          </table:table-cell>
          <table:table-cell table:style-name="ce69" office:value-type="string" calcext:value-type="string">
            <text:p>Profundidade do limite inf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66" office:value-type="string" calcext:value-type="string">
            <text:p>acidez_potencial</text:p>
          </table:table-cell>
          <table:table-cell table:style-name="ce66" office:value-type="string" calcext:value-type="string">
            <text:p>Acidez potencial</text:p>
          </table:table-cell>
          <table:table-cell table:style-name="ce70" office:value-type="string" calcext:value-type="string">
            <text:p>Acidez potencial (ou H + Al) quantificada por titulação com NaOH 0,0606 mol/L após extração com acetato de cálcio 1,0 mol/L a pH 7,0.</text:p>
          </table:table-cell>
          <table:table-cell table:style-name="ce67" office:value-type="string" calcext:value-type="string">
            <text:p>cmolc/kg</text:p>
          </table:table-cell>
          <table:table-cell table:style-name="ce66" office:value-type="string" calcext:value-type="string">
            <text:p>Real</text:p>
          </table:table-cell>
          <table:table-cell table:number-columns-repeated="2" table:style-name="ce66" office:value-type="string" calcext:value-type="string">
            <text:p>n/a</text:p>
          </table:table-cell>
          <table:table-cell table:style-name="ce66" office:value-type="string" calcext:value-type="string">
            <text:p>BR</text:p>
          </table:table-cell>
          <table:table-cell table:style-name="ce66" office:value-type="string" calcext:value-type="string">
            <text:p>Porto Alegre</text:p>
          </table:table-cell>
          <table:table-cell table:number-columns-repeated="3" table:style-name="ce66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l_kcl_naoh</text:p>
          </table:table-cell>
          <table:table-cell table:style-name="ce67" office:value-type="string" calcext:value-type="string">
            <text:p>Acidez (alumínio) trocável</text:p>
          </table:table-cell>
          <table:table-cell table:style-name="ce67" office:value-type="string" calcext:value-type="string">
            <text:p>Alumínio trocável (ou acidez trocável) quantificado por titulação com NaOH 0,0125 mol/L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a_kcl_eaa</text:p>
          </table:table-cell>
          <table:table-cell table:style-name="ce64" office:value-type="string" calcext:value-type="string">
            <text:p>Cálcio trocável</text:p>
          </table:table-cell>
          <table:table-cell table:style-name="ce67" office:value-type="string" calcext:value-type="string">
            <text:p>Cálc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mg_kcl_eaa</text:p>
          </table:table-cell>
          <table:table-cell table:style-name="ce64" office:value-type="string" calcext:value-type="string">
            <text:p>Magnésio trocável</text:p>
          </table:table-cell>
          <table:table-cell table:style-name="ce67" office:value-type="string" calcext:value-type="string">
            <text:p>Magnés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_</text:p>
          </table:table-cell>
          <table:table-cell table:style-name="ce64" office:value-type="string" calcext:value-type="string">
            <text:p>Carbono orgânico</text:p>
          </table:table-cell>
          <table:table-cell table:style-name="ce67" office:value-type="string" calcext:value-type="string">
            <text:p>Carbono orgânico determinado por meio de digestão úmida usando solução sulfocrômica [K2Cr2O7 + H2SO4] 0,067 mol/L em um bloco de digestão a 150ºC durante 30 min. A solução foi titulada utilizando sulfato ferroso amoniacal [Fe(NH4)2(SO4)2.6H2O] 0,1 mol/L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h_h2o</text:p>
          </table:table-cell>
          <table:table-cell table:style-name="ce64" office:value-type="string" calcext:value-type="string">
            <text:p>pH</text:p>
          </table:table-cell>
          <table:table-cell table:style-name="ce71" office:value-type="string" calcext:value-type="string">
            <text:p>Potencial hidrogeniônico determinado em água utilizando relação solo-água de 1:2,5.</text:p>
          </table:table-cell>
          <table:table-cell table:style-name="ce63" office:value-type="string" calcext:value-type="string">
            <text:p>sem unidade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_mehlich1_eam</text:p>
          </table:table-cell>
          <table:table-cell table:style-name="ce64" office:value-type="string" calcext:value-type="string">
            <text:p>Fósforo assimilável</text:p>
          </table:table-cell>
          <table:table-cell table:style-name="ce72" office:value-type="string" calcext:value-type="string">
            <text:p>Fósforo assimilável quantificado por meio de espectrometria de absorção molecular (EAM) no ultravioleta/visível (ou colorimetria) a 882 nm após extração com solução de HCl 0,05 mol/L + solução de H2SO4 0,0125 mol/L (solução de Mehlich-I).</text:p>
          </table:table-cell>
          <table:table-cell table:style-name="ce64" office:value-type="string" calcext:value-type="string">
            <text:p>m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k_mehlich1_faes</text:p>
          </table:table-cell>
          <table:table-cell table:style-name="ce64" office:value-type="string" calcext:value-type="string">
            <text:p>Potássio trocável</text:p>
          </table:table-cell>
          <table:table-cell table:style-name="ce67" office:value-type="string" calcext:value-type="string">
            <text:p>Potáss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na_mehlich1_faes</text:p>
          </table:table-cell>
          <table:table-cell table:style-name="ce64" office:value-type="string" calcext:value-type="string">
            <text:p>Sódio trocável</text:p>
          </table:table-cell>
          <table:table-cell table:style-name="ce67" office:value-type="string" calcext:value-type="string">
            <text:p>Sód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densidade</text:p>
          </table:table-cell>
          <table:table-cell table:style-name="ce64" office:value-type="string" calcext:value-type="string">
            <text:p>Densidade do solo</text:p>
          </table:table-cell>
          <table:table-cell table:style-name="ce67" office:value-type="string" calcext:value-type="string">
            <text:p>Densidade do solo (ou densidade aparente) determinada usando o método do anel volumétrico (diâmetro de 5 cm, altura de 3 cm). As amostras foram pesadas após secagem em estufa a 105°C por 48 horas.</text:p>
          </table:table-cell>
          <table:table-cell table:style-name="ce67" office:value-type="string" calcext:value-type="string">
            <text:p>Mg/m^3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fina_naoh_peneira</text:p>
          </table:table-cell>
          <table:table-cell table:style-name="ce64" office:value-type="string" calcext:value-type="string">
            <text:p>Areia fina</text:p>
          </table:table-cell>
          <table:table-cell table:style-name="ce67" office:value-type="string" calcext:value-type="string">
            <text:p>Fração areia fina (0,053 a 0,2 mm) determinada por peneiramento seco após separação da fração areia total por peneiramento úmido (veja determinação da fração areia total)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_naoh_peneira</text:p>
          </table:table-cell>
          <table:table-cell table:style-name="ce64" office:value-type="string" calcext:value-type="string">
            <text:p>Areia total</text:p>
          </table:table-cell>
          <table:table-cell table:style-name="ce67" office:value-type="string" calcext:value-type="string">
            <text:p>Fração areia total (0,053 a 2 mm) determinada por peneiramento úmido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gila_naoh_pipeta</text:p>
          </table:table-cell>
          <table:table-cell table:style-name="ce64" office:value-type="string" calcext:value-type="string">
            <text:p>Argila total</text:p>
          </table:table-cell>
          <table:table-cell table:style-name="ce67" office:value-type="string" calcext:value-type="string">
            <text:p>Fração argila (&lt;0,002 mm) determinada pelo método da pipeta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1" table:number-rows-repeated="956">
          <table:table-cell table:style-name="ce64" table:number-columns-repeated="3"/>
          <table:table-cell table:style-name="ce71"/>
          <table:table-cell table:style-name="ce64" table:number-columns-repeated="22"/>
          <table:table-cell table:number-columns-repeated="998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amada.A1:camada.Q1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pt" fo:country="BR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1P1" style:volatile="true">
      <loext:text> R$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5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R$ </number:text>
      <number:number number:decimal-places="3" loext:min-decimal-places="3" number:min-integer-digits="1" number:grouping="true"/>
    </number:number-style>
    <number:number-style style:name="N153">
      <number:number number:decimal-places="3" loext:min-decimal-places="3" number:min-integer-digits="1" number:grouping="true"/>
    </number:number-style>
    <number:number-style style:name="N155P0" style:volatile="true">
      <number:number number:decimal-places="3" loext:min-decimal-places="3" number:min-integer-digits="1" number:grouping="true"/>
      <number:text> </number:text>
    </number:number-style>
    <number:number-style style:name="N155">
      <number:text>(</number:text>
      <number:number number:decimal-places="3" loext:min-decimal-places="3" number:min-integer-digits="1" number:grouping="true"/>
      <number:text>)</number:text>
      <style:map style:condition="value()&gt;=0" style:apply-style-name="N155P0"/>
    </number:number-style>
    <number:number-style style:name="N156">
      <number:number number:decimal-places="8" loext:min-decimal-places="8" number:min-integer-digits="1"/>
    </number:number-style>
    <number:number-style style:name="N157">
      <number:number number:decimal-places="7" loext:min-decimal-places="7" number:min-integer-digits="1"/>
    </number:number-style>
    <number:number-style style:name="N158">
      <number:number number:decimal-places="9" loext:min-decimal-places="9" number:min-integer-digits="1"/>
    </number:number-style>
    <number:number-style style:name="N159">
      <number:number number:decimal-places="10" loext:min-decimal-places="10" number:min-integer-digits="1"/>
    </number:number-style>
    <number:number-style style:name="N160">
      <number:number number:decimal-places="11" loext:min-decimal-places="11" number:min-integer-digits="1"/>
    </number:number-style>
    <number:number-style style:name="N161">
      <number:number number:decimal-places="12" loext:min-decimal-places="12" number:min-integer-digits="1"/>
    </number:number-style>
    <number:number-style style:name="N16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6">
      <number:number number:decimal-places="13" loext:min-decimal-places="13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1P1" style:volatile="true"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7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5" loext:min-decimal-places="1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8:57:29.669832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30T08:55:23.154150865</dc:date>
    <meta:editing-duration>PT5H15M53S</meta:editing-duration>
    <meta:editing-cycles>34</meta:editing-cycles>
    <dc:title>Tables</dc:title>
    <meta:document-statistic meta:table-count="4" meta:cell-count="4721" meta:object-count="0"/>
  </office:meta>
</office:document-meta>
</file>